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Peterburg" svg:font-family="Peterburg, 'Times New Roman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Текст_20_нумерованный_20_Total">
      <style:paragraph-properties fo:text-align="justify" style:justify-single-word="false"/>
    </style:style>
    <style:style style:name="P2" style:family="paragraph" style:parent-style-name="Текст_20_нумерованный_20_Total" style:list-style-name="WW8Num18">
      <style:paragraph-properties fo:margin-top="0cm" fo:margin-bottom="0cm"/>
    </style:style>
    <style:style style:name="P3" style:family="paragraph" style:parent-style-name="Footer">
      <style:paragraph-properties fo:margin-left="0cm" fo:margin-right="0.635cm" fo:text-indent="0cm" style:auto-text-indent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9" style:family="paragraph" style:parent-style-name="Standard">
      <style:paragraph-properties fo:text-align="justify" style:justify-single-word="false"/>
      <style:text-properties fo:font-size="3pt" style:font-size-asian="3pt" style:font-size-complex="3pt"/>
    </style:style>
    <style:style style:name="P10" style:family="paragraph" style:parent-style-name="Standard">
      <style:paragraph-properties>
        <style:tab-stops>
          <style:tab-stop style:position="17.302cm" style:type="right"/>
        </style:tab-stops>
      </style:paragraph-properties>
    </style:style>
    <style:style style:name="P11" style:family="paragraph" style:parent-style-name="Standard">
      <style:paragraph-properties fo:margin-left="8.573cm" fo:margin-right="0cm" fo:text-align="justify" style:justify-single-word="false" fo:text-indent="0cm" style:auto-text-indent="false"/>
    </style:style>
    <style:style style:name="P12" style:family="paragraph" style:parent-style-name="Standard" style:master-page-name="Standard">
      <style:paragraph-properties fo:margin-left="8.573cm" fo:margin-right="0cm" fo:text-align="justify" style:justify-single-word="false" fo:text-indent="0cm" style:auto-text-indent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text:display="none"/>
    </style:style>
    <style:style style:name="T3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text:list-style style:name="L1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WW8Num22z0" style:num-prefix="Рисунок " style:num-format="">
        <style:list-level-properties text:list-level-position-and-space-mode="label-alignment" fo:text-align="end">
          <style:list-level-label-alignment text:label-followed-by="listtab" text:list-tab-stop-position="1.501cm" fo:text-indent="-0.75cm" fo:margin-left="2.251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 text:consecutive-numbering="true">
      <text:list-level-style-number text:level="1" text:style-name="WW8Num25z0" style:num-prefix="Фото " style:num-format="">
        <style:list-level-properties text:list-level-position-and-space-mode="label-alignment" fo:text-align="end">
          <style:list-level-label-alignment text:label-followed-by="listtab" text:list-tab-stop-position="1.501cm" fo:text-indent="-0.75cm" fo:margin-left="2.251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-start text:name="w0001000e0001"/><text:span text:style-name="T1">В ХХХХХХХХХХ районный суд</text:span><text:bookmark-end text:name="w0001000e0001"/>, адрес: <text:bookmark-start text:name="w0002000e0002"/>121351, г. Москва, ул. <text:bookmark-end text:name="w0002000e0002"/>ХХХХХХХХХХХХХХ </text:p>
      <text:p text:style-name="P11"><text:bookmark-start text:name="w0004000e0003"/>Истец: ХХХХХХХХХХХХХХХ, адрес: 141008, Московская обл, Мытищинский р-н, г. Мытищи, <text:bookmark-end text:name="w0004000e0003"/>ХХХХХХХХХХХХХХХХХХХХ ХХХХХХХХХХХХХХХХХХХХХХХХХХХ </text:p>
      <text:p text:style-name="P11"><text:bookmark-start text:name="w0003000e0004"/>Ответчик: ОАО «СК «ГАРМЕД», адрес: <text:bookmark-end text:name="w0003000e0004"/>ХХХХХХХХХХХХХХХХХХХХХХХХХХХ</text:p>
      <text:p text:style-name="P11"><text:bookmark-start text:name="w0005000e0005"/><text:span text:style-name="T2"><text:s text:c="2"/></text:span><text:bookmark-end text:name="w0005000e0005"/></text:p>
      <text:p text:style-name="Standard"/>
      <text:p text:style-name="P5">Цена иска: <text:bookmark-start text:name="w0006100e000631B8240"/><text:span text:style-name="T1">120 710 (Сто двадцать тысяч семьсот десять) рублей</text:span><text:bookmark-end text:name="w0006100e000631B8240"/> <text:s text:c="2"/></text:p>
      <text:p text:style-name="Standard"/>
      <text:p text:style-name="P8">ИСКОВОЕ ЗАЯВЛЕНИЕ</text:p>
      <text:p text:style-name="P6"/>
      <text:p text:style-name="Heading_20_6">Обстоятельства дела</text:p>
      <text:p text:style-name="P4"><text:bookmark-start text:name="w0015000e0015"/>11 ноября 2009 г.<text:bookmark-end text:name="w0015000e0015"/> произошло дорожно-транспортное происшествие - <text:bookmark-start text:name="w0016000e0016"/>столкновение двух транспортных средств<text:bookmark-end text:name="w0016000e0016"/> (справка ДТП № ХХ от <text:bookmark-start text:name="w0018000e0018"/>11 ноября 2009 г.<text:bookmark-end text:name="w0018000e0018"/> прилагается). Виновное лицо - <text:bookmark-start text:name="w0019000e0019"/>ХХХХХХХХХ Сергей Александрович<text:bookmark-end text:name="w0019000e0019"/> (автомобиль <text:bookmark-start text:name="w0020000e0020"/>Chrysler<text:bookmark-end text:name="w0020000e0020"/>, государственный номерной знак <text:bookmark-start text:name="w0021000e0021"/>ТХХХТМ199<text:bookmark-end text:name="w0021000e0021"/>). Пострадавшее лицо – я, ХХХХХХХХХХХХХХХХ (автомобиль <text:bookmark-start text:name="w0023000e0023"/>Peugeot-406<text:bookmark-end text:name="w0023000e0023"/>, государственный номерной знак <text:bookmark-start text:name="w0024000e0024"/>РХХХХН150<text:bookmark-end text:name="w0024000e0024"/>). В результате ДТП был поврежден мой автомобиль. </text:p>
      <text:p text:style-name="P4">Согласно предоставленной виновником ДТП информации, его ответственность застрахована в <text:bookmark-start text:name="w0025000e0025"/>ОАО «СК «ГАРМЕД»<text:bookmark-end text:name="w0025000e0025"/> по страховому полису ОСАГО <text:bookmark-start text:name="w0026000e0026"/>серия ВВВ № <text:bookmark-end text:name="w0026000e0026"/>ХХХХХХХХХХХХХ. Мой страховой полис ОСАГО – <text:bookmark-start text:name="w0027000e0027"/>серия ВВВ № <text:bookmark-end text:name="w0027000e0027"/>ХХХХХХХХХХХХ в страховой компании <text:bookmark-start text:name="w0028000e0028"/>ОФО СК «РОСНО»<text:bookmark-end text:name="w0028000e0028"/>. </text:p>
      <text:p text:style-name="P4"><text:bookmark-start text:name="w0031000e0031"/>17 ноября 2009 г.<text:bookmark-end text:name="w0031000e0031"/> мной подано в <text:bookmark-start text:name="w0029000e0029"/>ОАО «СК «ГАРМЕД»<text:bookmark-end text:name="w0029000e0029"/> заявление и все необходимые документы для осуществления страховой выплаты.</text:p>
      <text:p text:style-name="P4">В соответствии с п. 6 «Правил организации и проведения независимой технической экспертизы транспортного средства при решении вопроса о выплате страхового возмещения по договору обязательного страхования гражданской ответственности владельца транспортного средства» (утвержденных постановлением Правительства РФ от 24 апреля 2003 г. № 238) мной было организовано проведение экспертизы независимым экспертом-оценщиком, о чем я известил <text:bookmark-start text:name="w0070000e0029"/>ОАО «СК «ГАРМЕД»<text:bookmark-end text:name="w0070000e0029"/>. Согласно отчета № <text:bookmark-start text:name="w0071000e0009"/>ХХХХХХ-О<text:bookmark-end text:name="w0071000e0009"/> от <text:bookmark-start text:name="w0072000e0010"/>19 ноября 2009 г.<text:bookmark-end text:name="w0072000e0010"/> «<text:bookmark-start text:name="w0073000e0011"/>об оценке рыночной стоимости права требования возмещения ущерба, причиненного автотранспортному средству Peugeot-406 (VIN ХХХХХХХХХХХХХХХХХХХ) в результате дорожно-транспортного происшествия<text:bookmark-end text:name="w0073000e0011"/>», составленного <text:bookmark-start text:name="w0069000e0012"/>ООО «БизнесПартнер-Групп»<text:bookmark-end text:name="w0069000e0012"/>, рыночная стоимость права требования возмещения ущерба (<text:bookmark-start text:name="w0085000e0053"/>с учетом износа деталей<text:bookmark-end text:name="w0085000e0053"/>) составляет: <text:bookmark-start text:name="w0074100e001331B8240"/>103 500 (Сто три тысячи пятьсот) рублей<text:bookmark-end text:name="w0074100e001331B8240"/>.</text:p>
      <text:p text:style-name="P4">Мной подано повторное заявление № ХХХХ от <text:bookmark-start text:name="w0067000e0049"/>1 декабря 2009 г.<text:bookmark-end text:name="w0067000e0049"/> о проведение страховой выплаты согласно отчету об оценке независимого эксперта-оценщика. Отчет об оценке и чеки об оплате <text:s/>услуг эксперта-оценщика я приложил к заявлению.</text:p>
      <text:p text:style-name="P4">Я периодически звоню в страховую компанию и до настоящего времени никаких сведений относительно проведения страховых выплат сотрудниками компании мне не предоставлено. По характеру действий сотрудников (сообщающих мне о своей некомпетентности в решении данного вопроса со ссылками на других сотрудников) очевидно, что страховая компания, по существу, отказывает мне выплате страховой суммы. </text:p>
      <text:p text:style-name="P4"><text:soft-page-break/></text:p>
      <text:p text:style-name="Heading_20_6"><text:bookmark-start text:name="OLE_LINK2"/><text:bookmark-start text:name="OLE_LINK1"/>Расчеты</text:p>
      <text:p text:style-name="P4"><text:bookmark-end text:name="OLE_LINK2"/><text:bookmark-end text:name="OLE_LINK1"/>Согласно Отчету № <text:bookmark-start text:name="w0009000e0009"/>ХХХХХХХ-О<text:bookmark-end text:name="w0009000e0009"/> от <text:bookmark-start text:name="w0010000e0010"/>19 ноября 2009 г.<text:bookmark-end text:name="w0010000e0010"/> «<text:bookmark-start text:name="w0011000e0011"/>об оценке рыночной стоимости права требования возмещения ущерба, причиненного автотранспортному средству Peugeot-406 (VIN ХХХХХХХХХХХХХХХХХХХ) в результате дорожно-транспортного происшествия<text:bookmark-end text:name="w0011000e0011"/>», составленного <text:bookmark-start text:name="w0012000e0012"/>ООО «БизнесПартнер-Групп»<text:bookmark-end text:name="w0012000e0012"/>, рыночная стоимость права требования возмещения ущерба (<text:bookmark-start text:name="w0086000e0053"/>с учетом износа деталей<text:bookmark-end text:name="w0086000e0053"/>) составляет: <text:bookmark-start text:name="w0013100e001331B8240"/>103 500 (Сто три тысячи пятьсот) рублей<text:bookmark-end text:name="w0013100e001331B8240"/>. Стоимость услуг эксперта-оценщика составляет: <text:bookmark-start text:name="w0014100e001431B8240"/>3 300 (Три тысячи триста) рублей<text:bookmark-end text:name="w0014100e001431B8240"/>.</text:p>
      <text:p text:style-name="P4">Страховая сумма в части возмещения вреда, причиненного имуществу, по договору страхования не может превышать <text:bookmark-start text:name="w0007100e000731B8240"/>120 000 (Сто двадцать тысяч) рублей<text:bookmark-end text:name="w0007100e000731B8240"/>. Стоимость ущерба <text:bookmark-start text:name="w0036000e0032"/>не превышает<text:bookmark-end text:name="w0036000e0032"/> лимит ответственности страховщика, в связи, с чем страховая сумма составляет: <text:bookmark-start text:name="w0008100e000831B8240"/>103 500 (Сто три тысячи пятьсот) рублей<text:bookmark-end text:name="w0008100e000831B8240"/>. </text:p>
      <text:p text:style-name="P4">По указанному страховому случаю страховые суммы не выплачивались.</text:p>
      <text:p text:style-name="P4"><text:span text:style-name="T2">Поскольку стоимость ущерба превышает лимит ответственности страховщика, страховая сумма составляет 120 000 (Сто двадцать тысяч) рублей. Доплата по страховой выплате составляет: 120 000 - 23 901 = 96 099 (Девяносто шесть тысяч девяносто девять) рублей.</text:span></text:p>
      <text:p text:style-name="P4">Согласно ст. 13 Закона страховщик рассматривает заявление и осуществляет страховую выплату в течение 30 дней со дня получения заявления. При неисполнении данной обязанности страховщик за каждый день просрочки уплачивает потерпевшему неустойку (пени) в размере одной семьдесят пятой ставки рефинансирования Центрального банка Российской Федерации, действующей на день, когда страховщик должен был исполнить эту обязанность, от установленной статьей 7 настоящего Федерального закона страховой суммы по виду возмещения вреда каждому потерпевшему.</text:p>
      <text:p text:style-name="P4">Заявление о страховом случае мной подано <text:bookmark-start text:name="w0034000e0031"/>17 ноября 2009 г.<text:bookmark-end text:name="w0034000e0031"/>, в связи с чем страховая сумма в размере <text:bookmark-start text:name="w0035000e0013"/>103 500<text:bookmark-end text:name="w0035000e0013"/>  руб. должна была быть выплаченной не позднее <text:bookmark-start text:name="w0037000e0033"/>17 декабря 2009 г.<text:bookmark-end text:name="w0037000e0033"/> Ставка рефинансирования Центрального банка РФ на указанную дату составляла <text:bookmark-start text:name="w0038000e0034"/>9,0%<text:bookmark-end text:name="w0038000e0034"/> (по данным официального сайта Центрального Банка РФ <text:a xlink:type="simple" xlink:href="http://www.cbr.ru/"><text:span text:style-name="Internet_20_link">http://www.cbr.ru/</text:span></text:a>). </text:p>
      <text:p text:style-name="P4">Пени с невыплаченной страховой суммы составляет: <text:bookmark-start text:name="w0039000e0035"/>(103 500 руб. × 9,0% / 75 × 112 дня (9 марта 2010 г. - 17 ноября 2009 г. - 30)<text:bookmark-end text:name="w0039000e0035"/> = <text:bookmark-start text:name="w0040100e003631B8240"/>13 910 (Тринадцать тысяч девятьсот десять) рублей<text:bookmark-end text:name="w0040100e003631B8240"/>.</text:p>
      <text:p text:style-name="P4">С учетом начисленных пеней и стоимости услуг независимого эксперта-оценщика сумма иска составляет: <text:bookmark-start text:name="w0041000e0008"/>103 500<text:bookmark-end text:name="w0041000e0008"/> + <text:bookmark-start text:name="w0032000e0057"/>3 300<text:bookmark-end text:name="w0032000e0057"/> + <text:bookmark-start text:name="w0042000e0038"/>13 910<text:bookmark-end text:name="w0042000e0038"/> = <text:bookmark-start text:name="w0043100e000631B8240"/><text:span text:style-name="T1">120 710 (Сто двадцать тысяч семьсот десять) рублей</text:span><text:bookmark-end text:name="w0043100e000631B8240"/>.</text:p>
      <text:p text:style-name="P4">Согласно статье 333.19 Налогового кодекса РФ при подаче искового заявления имущественного характера, подлежащего оценке, при цене иска <text:bookmark-start text:name="w0044000e0040"/>от 100 001 рубля до 500 000 рублей оплачивается госпошлина в сумме 2 600 рублей плюс 1 процент суммы, превышающей 100 000 рублей<text:bookmark-end text:name="w0044000e0040"/>. Размер госпошлины составляет: <text:bookmark-start text:name="w0045000e0041"/>2 600 + (120 710 - 100 000) × 1,0%<text:bookmark-end text:name="w0045000e0041"/> = <text:bookmark-start text:name="w0046100e004231B8240"/>2 807 (Две тысячи восемьсот семь) рублей<text:bookmark-end text:name="w0046100e004231B8240"/>.</text:p>
      <text:p text:style-name="P4"/>
      <text:p text:style-name="Heading_20_6">Документы</text:p>
      <text:list xml:id="list552480279" text:style-name="WW8Num18">
        <text:list-item>
          <text:p text:style-name="P2">Копия искового заявления – прилагается в количестве <text:bookmark-start text:name="w0053000e0044"/>1 экземпляра<text:bookmark-end text:name="w0053000e0044"/> для стороны Ответчика.</text:p>
        </text:list-item>
        <text:list-item>
          <text:p text:style-name="P2">Квитанция об уплате госпошлины на сумму <text:bookmark-start text:name="w0050000e0042"/>2 807<text:bookmark-end text:name="w0050000e0042"/> руб. – прилагается.</text:p>
        </text:list-item>
        <text:list-item>
          <text:p text:style-name="P2">Копия справки о дорожно-транспортном происшествии № ХХХ от <text:bookmark-start text:name="w0057000e0018"/>11 ноября 2009 г.<text:bookmark-end text:name="w0057000e0018"/> - прилагается в количестве 1 экземпляра, копия документа у Ответчика имеется.</text:p>
        </text:list-item>
        <text:list-item>
          <text:p text:style-name="P2">Копия страхового полиса (<text:bookmark-start text:name="w0054000e0027"/>серия ВВВ № <text:bookmark-end text:name="w0054000e0027"/>ХХХХХХХХ) - прилагается в количестве 1 экземпляра, копия документа у Ответчика имеется.</text:p>
        </text:list-item>
        <text:list-item>
          <text:p text:style-name="P2">Копия свидетельства о регистрации транспортного средства - прилагается в количестве 2 экземпляров, в т.ч. для Ответчика.</text:p>
        </text:list-item>
        <text:list-item>
          <text:p text:style-name="P2">Копия повторного заявления № ХХХ от <text:bookmark-start text:name="w0061000e0049"/>1 декабря 2009 г.<text:bookmark-end text:name="w0061000e0049"/> - прилагается в количестве 1 экземпляра, оригинал документа находится у Ответчика.</text:p>
        </text:list-item>
        <text:list-item>
          <text:p text:style-name="P2"><text:soft-page-break/>Отчет <text:bookmark-start text:name="w0062000e0012"/>ООО «БизнесПартнер-Групп»<text:bookmark-end text:name="w0062000e0012"/> об оценке № <text:bookmark-start text:name="w0063000e0009"/>ХХХХХХ-О<text:bookmark-end text:name="w0063000e0009"/> от <text:bookmark-start text:name="w0064000e0010"/>19 ноября 2009 г.<text:bookmark-end text:name="w0064000e0010"/> –документ находится у Ответчика, в связи с чем прошу Суд истребовать документ у Ответчика в целях судебного разбирательства.</text:p>
        </text:list-item>
        <text:list-item>
          <text:p text:style-name="P2">Договор и квитанция об уплате стоимости услуг по оценке – документы находится у Ответчика, в связи с чем прошу Суд истребовать у Ответчика документы в целях судебного разбирательства.</text:p>
        </text:list-item>
      </text:list>
      <text:p text:style-name="P9"/>
      <text:p text:style-name="P6"><text:span text:style-name="T1">На основании изложенного, руководствуясь ст.ст. 131, 132 ГПК РФ, прошу Суд:</text:span></text:p>
      <text:p text:style-name="P7"/>
      <text:list xml:id="list530054161" text:style-name="WW8Num17">
        <text:list-item>
          <text:p text:style-name="P1">Обязать <text:bookmark-start text:name="w0078000e0029"/>ОАО «СК «ГАРМЕД»<text:bookmark-end text:name="w0078000e0029"/> исполнить услугу страхования в полном объеме, взыскав с <text:bookmark-start text:name="w0079000e0029"/>ОАО «СК «ГАРМЕД»<text:bookmark-end text:name="w0079000e0029"/> <text:bookmark-start text:name="w0080100e000631B8240"/>120 710 (Сто двадцать тысяч семьсот десять) рублей<text:bookmark-end text:name="w0080100e000631B8240"/>, включая:</text:p>
        </text:list-item>
      </text:list>
      <text:list xml:id="list1806793537" text:style-name="WW8Num14">
        <text:list-item>
          <text:p text:style-name="Текст_20_маркированный_20_Total">невыплаченная сумма - <text:bookmark-start text:name="w0081100e000831B8240"/>103 500 (Сто три тысячи пятьсот) рублей<text:bookmark-end text:name="w0081100e000831B8240"/>;</text:p>
        </text:list-item>
        <text:list-item>
          <text:p text:style-name="Текст_20_маркированный_20_Total">пеня по невыплаченной сумме - <text:bookmark-start text:name="w0083100e003631B8240"/>13 910 (Тринадцать тысяч девятьсот десять) рублей<text:bookmark-end text:name="w0083100e003631B8240"/>;</text:p>
        </text:list-item>
        <text:list-item>
          <text:p text:style-name="Текст_20_маркированный_20_Total">расходы на составления отчета оценщика-эксперта в сумме <text:bookmark-start text:name="w0049100e001431B8240"/>3 300 (Три тысячи триста) рублей<text:bookmark-end text:name="w0049100e001431B8240"/>.</text:p>
        </text:list-item>
      </text:list>
      <text:list xml:id="list678206640" text:continue-list="list530054161" text:style-name="WW8Num17">
        <text:list-item>
          <text:p text:style-name="Текст_20_нумерованный_20_Total">Взыскать <text:bookmark-start text:name="w0047000e0029"/>ОАО «СК «ГАРМЕД»<text:bookmark-end text:name="w0047000e0029"/> сумму госпошлины в размере <text:bookmark-start text:name="w0048100e004231B8240"/>2 807 (Две тысячи восемьсот семь) рублей<text:bookmark-end text:name="w0048100e004231B8240"/>.</text:p>
        </text:list-item>
      </text:list>
      <text:p text:style-name="P10"/>
      <text:p text:style-name="P10">Приложения по тексту на: ______ листах.</text:p>
      <text:p text:style-name="P10"/>
      <text:p text:style-name="P10"><text:bookmark-start text:name="w0051000e0039"/>«__» ______________ 20__ г.<text:bookmark-end text:name="w0051000e0039"/><text:tab/>________________ <text:s text:c="3"/>/ХХХХХХХХХХ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Peterburg" svg:font-family="Peterburg, 'Times New Roman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Текст_20_основной_20_Total" style:default-outline-level="1" style:class="text">
      <style:paragraph-properties fo:margin-top="0.529cm" fo:margin-bottom="0.529cm" fo:keep-together="always" fo:break-before="page">
        <style:tab-stops>
          <style:tab-stop style:position="1.27cm"/>
          <style:tab-stop style:position="1.588cm"/>
        </style:tab-stops>
      </style:paragraph-properties>
      <style:text-properties fo:text-transform="uppercase" fo:color="#cc0000" style:font-name="Bookman Old Style" fo:font-size="13pt" fo:font-weight="bold" style:letter-kerning="true" style:font-size-asian="13pt" style:font-weight-asian="bold" style:font-name-complex="Arial" style:font-size-complex="13pt"/>
    </style:style>
    <style:style style:name="Heading_20_2" style:display-name="Heading 2" style:family="paragraph" style:parent-style-name="Standard" style:next-style-name="Текст_20_основной_20_Total" style:default-outline-level="2" style:class="text">
      <style:paragraph-properties fo:margin-top="0.529cm" fo:margin-bottom="0.423cm" fo:keep-together="always" fo:keep-with-next="always">
        <style:tab-stops>
          <style:tab-stop style:position="1.588cm"/>
          <style:tab-stop style:position="1.905cm"/>
        </style:tab-stops>
      </style:paragraph-properties>
      <style:text-properties fo:font-variant="small-caps" fo:color="#cc0000" style:font-name="Bookman Old Style" fo:font-size="13pt" fo:font-weight="bold" style:letter-kerning="true" style:font-size-asian="13pt" style:font-weight-asian="bold" style:font-size-complex="13pt" style:font-style-complex="italic" style:font-weight-complex="bold"/>
    </style:style>
    <style:style style:name="Heading_20_3" style:display-name="Heading 3" style:family="paragraph" style:parent-style-name="Standard" style:next-style-name="Текст_20_основной_20_Total" style:default-outline-level="3" style:class="text">
      <style:paragraph-properties fo:margin-top="0.423cm" fo:margin-bottom="0.212cm" fo:keep-together="always" fo:keep-with-next="always">
        <style:tab-stops>
          <style:tab-stop style:position="1.905cm"/>
          <style:tab-stop style:position="2.223cm"/>
        </style:tab-stops>
      </style:paragraph-properties>
      <style:text-properties fo:color="#cc0000" style:font-name="Bookman Old Style" fo:font-size="13pt" fo:font-weight="bold" style:font-size-asian="13pt" style:font-weight-asian="bold" style:font-size-complex="13pt"/>
    </style:style>
    <style:style style:name="Heading_20_4" style:display-name="Heading 4" style:family="paragraph" style:parent-style-name="Standard" style:next-style-name="Текст_20_основной_20_Total" style:default-outline-level="4" style:class="text">
      <style:paragraph-properties fo:margin-top="0.212cm" fo:margin-bottom="0.212cm" fo:keep-together="always" fo:keep-with-next="always">
        <style:tab-stops>
          <style:tab-stop style:position="1.905cm"/>
          <style:tab-stop style:position="2.223cm"/>
        </style:tab-stops>
      </style:paragraph-properties>
      <style:text-properties fo:color="#cc0000" style:font-name="Bookman Old Style" fo:font-weight="bold" style:font-weight-asian="bold"/>
    </style:style>
    <style:style style:name="Heading_20_5" style:display-name="Heading 5" style:family="paragraph" style:parent-style-name="Standard" style:next-style-name="Текст_20_основной_20_Total" style:class="text">
      <style:paragraph-properties fo:margin-top="0.212cm" fo:margin-bottom="0.212cm" fo:orphans="0" fo:widows="0" fo:keep-with-next="always"/>
      <style:text-properties fo:color="#cc0000" style:font-name="Bookman Old Style" fo:font-weight="bold" style:font-weight-asian="bold"/>
    </style:style>
    <style:style style:name="Heading_20_6" style:display-name="Heading 6" style:family="paragraph" style:parent-style-name="Standard" style:next-style-name="Текст_20_основной_20_Total" style:class="text">
      <style:paragraph-properties fo:margin-top="0.212cm" fo:margin-bottom="0.212cm" fo:keep-together="always" fo:keep-with-next="always"/>
      <style:text-properties style:font-name="Bookman Old Style"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071cm" fo:margin-bottom="0.071cm" fo:text-align="justify" style:justify-single-word="false" fo:keep-with-next="always"/>
      <style:text-properties style:font-name="Verdana" style:font-size-complex="9pt"/>
    </style:style>
    <style:style style:name="Heading_20_8" style:display-name="Heading 8" style:family="paragraph" style:parent-style-name="Standard" style:next-style-name="Standard" style:class="text">
      <style:paragraph-properties fo:margin-left="0.146cm" fo:margin-right="0cm" fo:text-align="justify" style:justify-single-word="false" fo:text-indent="-0.635cm" style:auto-text-indent="false" fo:keep-with-next="always">
        <style:tab-stops>
          <style:tab-stop style:position="0.146cm"/>
        </style:tab-stops>
      </style:paragraph-properties>
      <style:text-properties style:font-name="Verdana" fo:font-size="13pt" fo:font-weight="bold" style:font-size-asian="13pt" style:font-weight-asian="bold" style:font-size-complex="9pt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style:font-name="Verdana" fo:font-size="10pt" fo:font-weight="bold" style:font-size-asian="10pt" style:font-weight-asian="bold" style:font-size-complex="9pt"/>
    </style:style>
    <style:style style:name="Рисунок_20_сам_20_по_20_себе" style:display-name="Рисунок сам по себе" style:family="paragraph" style:parent-style-name="Standard">
      <style:paragraph-properties fo:text-align="center" style:justify-single-word="false" fo:keep-with-next="always"/>
      <style:text-properties fo:color="#000000"/>
    </style:style>
    <style:style style:name="Footer" style:family="paragraph" style:parent-style-name="Standard" style:class="extra">
      <style:paragraph-properties fo:margin-top="0cm" fo:margin-bottom="0cm" fo:orphans="0" fo:widows="0"/>
      <style:text-properties fo:color="#808080" fo:font-size="11pt" fo:language="en" fo:country="US" style:font-size-asian="11pt" style:font-size-complex="11pt"/>
    </style:style>
    <style:style style:name="Адрес_20_HTML" style:display-name="Адрес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style:font-name-complex="Arial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Verdana" style:font-size-complex="9pt"/>
    </style:style>
    <style:style style:name="Contents_20_1" style:display-name="Contents 1" style:family="paragraph" style:parent-style-name="Standard" style:next-style-name="Standard" style:class="index">
      <style:paragraph-properties fo:margin-left="0.85cm" fo:margin-right="0.501cm" fo:margin-top="0.106cm" fo:margin-bottom="0.176cm" fo:orphans="0" fo:widows="0" fo:text-indent="-0.85cm" style:auto-text-indent="false">
        <style:tab-stops>
          <style:tab-stop style:position="0.847cm"/>
          <style:tab-stop style:position="17.463cm" style:type="right" style:leader-style="dotted" style:leader-text="."/>
        </style:tab-stops>
      </style:paragraph-properties>
      <style:text-properties fo:text-transform="uppercase" fo:language="none" fo:country="none" fo:font-weight="bold" style:language-asian="none" style:country-asian="none" style:font-weight-asian="bold" style:font-size-complex="9pt"/>
    </style:style>
    <style:style style:name="Contents_20_2" style:display-name="Contents 2" style:family="paragraph" style:parent-style-name="Standard" style:next-style-name="Standard" style:class="index">
      <style:paragraph-properties fo:margin-left="1.199cm" fo:margin-right="0.501cm" fo:margin-top="0.035cm" fo:margin-bottom="0cm" fo:orphans="0" fo:widows="0" fo:text-indent="-1cm" style:auto-text-indent="false">
        <style:tab-stops>
          <style:tab-stop style:position="1.199cm"/>
          <style:tab-stop style:position="17.463cm" style:type="right" style:leader-style="dotted" style:leader-text="."/>
        </style:tab-stops>
      </style:paragraph-properties>
      <style:text-properties fo:font-variant="small-caps"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2.002cm" fo:margin-right="0.501cm" fo:margin-top="0.035cm" fo:margin-bottom="0cm" fo:orphans="0" fo:widows="0" fo:text-indent="-1.501cm" style:auto-text-indent="false">
        <style:tab-stops>
          <style:tab-stop style:position="2cm"/>
          <style:tab-stop style:position="17.463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Дата" style:family="paragraph" style:parent-style-name="Standard" style:next-style-name="Standard"/>
    <style:style style:name="Заголовок_20_записки" style:display-name="Заголовок записки" style:family="paragraph" style:parent-style-name="Standard" style:next-style-name="Standard"/>
    <style:style style:name="Заголовок_20_таблицы_20_ссылок" style:display-name="Заголовок таблицы ссылок" style:family="paragraph" style:parent-style-name="Standard" style:next-style-name="Standard">
      <style:text-properties style:font-name="Arial" fo:font-weight="bold" style:font-weight-asian="bold" style:font-name-complex="Arial" style:font-weight-complex="bold"/>
    </style:style>
    <style:style style:name="Рисунок_20_графика_20_Total" style:display-name="Рисунок графика Total" style:family="paragraph" style:parent-style-name="Standard">
      <style:paragraph-properties fo:text-align="center" style:justify-single-word="false" fo:keep-with-next="always"/>
      <style:text-properties fo:color="#000000" fo:font-size="11pt" style:font-size-asian="11pt" style:font-size-complex="8pt"/>
    </style:style>
    <style:style style:name="Текст_20_маркированный_20_Total" style:display-name="Текст маркированный Total" style:family="paragraph" style:parent-style-name="Standard" style:list-style-name="WW8Num14">
      <style:paragraph-properties fo:margin-top="0.071cm" fo:margin-bottom="0cm" fo:text-align="justify" style:justify-single-word="false"/>
      <style:text-properties style:font-name-complex="Arial" style:font-size-complex="9pt"/>
    </style:style>
    <style:style style:name="Красная_20_строка" style:display-name="Красная строка" style:family="paragraph" style:parent-style-name="Text_20_body">
      <style:paragraph-properties fo:margin-left="0cm" fo:margin-right="0cm" fo:margin-top="0.212cm" fo:margin-bottom="0.212cm" fo:text-indent="0.37cm" style:auto-text-indent="false"/>
    </style:style>
    <style:style style:name="Красная_20_строка_20_2" style:display-name="Красная строка 2" style:family="paragraph" style:parent-style-name="Text_20_body_20_indent">
      <style:paragraph-properties fo:margin-left="0.499cm" fo:margin-right="0cm" fo:margin-top="0cm" fo:margin-bottom="0.212cm" fo:text-align="start" style:justify-single-word="false" fo:text-indent="0.37cm" style:auto-text-indent="false"/>
      <style:text-properties style:font-name="Times New Roman" style:font-size-complex="12pt"/>
    </style:style>
    <style:style style:name="Маркированный_20_список" style:display-name="Маркированный список" style:family="paragraph" style:parent-style-name="Standard" style:list-style-name="WW8Num10"/>
    <style:style style:name="List_20_2" style:display-name="List 2" style:family="paragraph" style:parent-style-name="Standard" style:list-style-name="WW8Num8" style:class="list"/>
    <style:style style:name="List_20_3" style:display-name="List 3" style:family="paragraph" style:parent-style-name="Standard" style:list-style-name="WW8Num7" style:class="list"/>
    <style:style style:name="Текст_20_основной_20_Total" style:display-name="Текст основной Total" style:family="paragraph" style:parent-style-name="Standard">
      <style:paragraph-properties fo:margin-top="0.141cm" fo:margin-bottom="0cm" fo:text-align="justify" style:justify-single-word="false"/>
      <style:text-properties style:font-name-complex="Arial" style:font-size-complex="9pt"/>
    </style:style>
    <style:style style:name="Название_20_Таблица_20_Total" style:display-name="Название Таблица Total" style:family="paragraph" style:parent-style-name="Standard" style:list-style-name="WW8Num12">
      <style:paragraph-properties fo:margin-left="2.223cm" fo:margin-right="2cm" fo:margin-top="0.212cm" fo:margin-bottom="0.212cm" fo:text-indent="-0.635cm" style:auto-text-indent="false" fo:keep-with-next="always">
        <style:tab-stops>
          <style:tab-stop style:position="1.588cm"/>
        </style:tab-stops>
      </style:paragraph-properties>
      <style:text-properties fo:color="#cc0000" fo:font-size="11pt" fo:font-style="italic" style:font-size-asian="11pt" style:font-style-asian="italic" style:font-size-complex="11pt"/>
    </style:style>
    <style:style style:name="List_20_4" style:display-name="List 4" style:family="paragraph" style:parent-style-name="Standard" style:list-style-name="WW8Num6" style:class="list"/>
    <style:style style:name="List_20_5" style:display-name="List 5" style:family="paragraph" style:parent-style-name="Standard" style:list-style-name="WW8Num5" style:class="list"/>
    <style:style style:name="Subtitle" style:family="paragraph" style:parent-style-name="Standard" style:next-style-name="Text_20_body" style:class="chapter">
      <style:paragraph-properties fo:margin-top="0.212cm" fo:margin-bottom="0.106cm" fo:text-align="center" style:justify-single-word="false"/>
      <style:text-properties style:font-name="Arial" style:font-name-complex="Arial"/>
    </style:style>
    <style:style style:name="Нумерованный_20_список" style:display-name="Нумерованный список" style:family="paragraph" style:parent-style-name="Standard" style:list-style-name="WW8Num9"/>
    <style:style style:name="Footnote" style:family="paragraph" style:parent-style-name="Standard" style:class="extra">
      <style:paragraph-properties fo:margin-top="0.141cm" fo:margin-bottom="0cm" fo:orphans="0" fo:widows="0"/>
      <style:text-properties fo:font-size="10pt" fo:font-style="italic" style:font-size-asian="10pt" style:font-style-asian="italic" style:font-size-complex="10pt"/>
    </style:style>
    <style:style style:name="Название_20_Фото_20_Total" style:display-name="Название Фото Total" style:family="paragraph" style:parent-style-name="Standard" style:list-style-name="WW8Num25">
      <style:paragraph-properties fo:margin-left="0cm" fo:margin-right="0.101cm" fo:margin-top="0.212cm" fo:margin-bottom="0.212cm" fo:text-align="center" style:justify-single-word="false" fo:keep-together="always" fo:text-indent="0cm" style:auto-text-indent="false"/>
      <style:text-properties fo:color="#cc0000" fo:font-size="11pt" fo:font-style="italic" style:font-size-asian="11pt" style:font-style-asian="italic" style:font-size-complex="11pt"/>
    </style:style>
    <style:style style:name="Numbering_20_2" style:display-name="Numbering 2" style:family="paragraph" style:parent-style-name="Standard" style:list-style-name="WW8Num4" style:class="list"/>
    <style:style style:name="Numbering_20_3" style:display-name="Numbering 3" style:family="paragraph" style:parent-style-name="Standard" style:list-style-name="WW8Num3" style:class="list"/>
    <style:style style:name="Numbering_20_4" style:display-name="Numbering 4" style:family="paragraph" style:parent-style-name="Standard" style:list-style-name="WW8Num2" style:class="list"/>
    <style:style style:name="Numbering_20_5" style:display-name="Numbering 5" style:family="paragraph" style:parent-style-name="Standard" style:list-style-name="WW8Num1" style:class="list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Обычный_20__28_веб_29_" style:display-name="Обычный (веб)" style:family="paragraph" style:parent-style-name="Standard"/>
    <style:style style:name="Обычный_20_отступ" style:display-name="Обычный отступ" style:family="paragraph" style:parent-style-name="Standard">
      <style:paragraph-properties fo:margin-left="1.249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er" style:family="paragraph" style:parent-style-name="Standard" style:class="extra">
      <style:paragraph-properties fo:margin-left="0cm" fo:margin-right="-0.101cm" fo:margin-top="0.106cm" fo:margin-bottom="0cm" fo:text-align="end" style:justify-single-word="false" fo:orphans="0" fo:widows="0" fo:text-indent="0cm" style:auto-text-indent="false"/>
      <style:text-properties fo:color="#808080" fo:font-size="11pt" fo:font-style="italic" fo:font-weight="bold" style:font-size-asian="11pt" style:font-style-asian="italic" style:font-weight-asian="bold" style:font-size-complex="11pt"/>
    </style:style>
    <style:style style:name="Основной_20_текст_20_3" style:display-name="Основной текст 3" style:family="paragraph" style:parent-style-name="Standard">
      <style:paragraph-properties fo:margin-top="0.212cm" fo:margin-bottom="0.212cm"/>
      <style:text-properties fo:font-size="8pt" style:font-size-asian="8pt" style:font-size-complex="8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.212cm" fo:margin-bottom="0.212cm" fo:line-height="200%" fo:text-indent="0cm" style:auto-text-indent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499cm" fo:margin-right="0cm" fo:margin-top="0.212cm" fo:margin-bottom="0.212cm" fo:text-indent="0cm" style:auto-text-indent="false"/>
      <style:text-properties fo:font-size="8pt" style:font-size-asian="8pt" style:font-size-complex="8pt"/>
    </style:style>
    <style:style style:name="Перечень_20_рисунков" style:display-name="Перечень рисунков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Salutation" style:family="paragraph" style:parent-style-name="Standard" style:next-style-name="Standard" style:class="text"/>
    <style:style style:name="Продолжение_20_списка" style:display-name="Продолжение списка" style:family="paragraph" style:parent-style-name="Standard">
      <style:paragraph-properties fo:margin-left="0.499cm" fo:margin-right="0cm" fo:margin-top="0.212cm" fo:margin-bottom="0.212cm" fo:text-indent="0cm" style:auto-text-indent="false"/>
    </style:style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.212cm" fo:margin-bottom="0.212cm" fo:text-indent="0cm" style:auto-text-indent="false"/>
    </style:style>
    <style:style style:name="Продолжение_20_списка_20_3" style:display-name="Продолжение списка 3" style:family="paragraph" style:parent-style-name="Standard">
      <style:paragraph-properties fo:margin-left="1.498cm" fo:margin-right="0cm" fo:margin-top="0.212cm" fo:margin-bottom="0.212cm" fo:text-indent="0cm" style:auto-text-indent="false"/>
    </style:style>
    <style:style style:name="Продолжение_20_списка_20_4" style:display-name="Продолжение списка 4" style:family="paragraph" style:parent-style-name="Standard">
      <style:paragraph-properties fo:margin-left="1.997cm" fo:margin-right="0cm" fo:margin-top="0.212cm" fo:margin-bottom="0.212cm" fo:text-indent="0cm" style:auto-text-indent="false"/>
    </style:style>
    <style:style style:name="Продолжение_20_списка_20_5" style:display-name="Продолжение списка 5" style:family="paragraph" style:parent-style-name="Standard">
      <style:paragraph-properties fo:margin-left="2.496cm" fo:margin-right="0cm" fo:margin-top="0.212cm" fo:margin-bottom="0.212cm" fo:text-indent="0cm" style:auto-text-indent="false"/>
    </style:style>
    <style:style style:name="Прощание" style:family="paragraph" style:parent-style-name="Standard">
      <style:paragraph-properties fo:margin-left="7.5cm" fo:margin-right="0cm" fo:text-indent="0cm" style:auto-text-indent="false"/>
    </style:style>
    <style:style style:name="Список_20_2" style:display-name="Список 2" style:family="paragraph" style:parent-style-name="Standard">
      <style:paragraph-properties fo:margin-left="0.998cm" fo:margin-right="0cm" fo:text-indent="-0.499cm" style:auto-text-indent="false"/>
    </style:style>
    <style:style style:name="Список_20_3" style:display-name="Список 3" style:family="paragraph" style:parent-style-name="Standard">
      <style:paragraph-properties fo:margin-left="1.498cm" fo:margin-right="0cm" fo:text-indent="-0.499cm" style:auto-text-indent="false"/>
    </style:style>
    <style:style style:name="Список_20_4" style:display-name="Список 4" style:family="paragraph" style:parent-style-name="Standard">
      <style:paragraph-properties fo:margin-left="1.997cm" fo:margin-right="0cm" fo:text-indent="-0.499cm" style:auto-text-indent="false"/>
    </style:style>
    <style:style style:name="Список_20_5" style:display-name="Список 5" style:family="paragraph" style:parent-style-name="Standard">
      <style:paragraph-properties fo:margin-left="2.496cm" fo:margin-right="0cm" fo:text-indent="-0.499cm" style:auto-text-indent="false"/>
    </style:style>
    <style:style style:name="Стандартный_20_HTML" style:display-name="Стандартный HTML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Схема_20_документа" style:display-name="Схема документа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Таблица_20_ссылок" style:display-name="Таблица ссылок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Текст_20_макроса" style:display-name="Текст макроса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ru" fo:country="RU" style:font-name-asian="Arial" style:font-size-asian="10pt" style:font-name-complex="Courier New" style:font-size-complex="10pt" style:language-complex="ar" style:country-complex="SA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top="0cm" fo:margin-bottom="0cm"/>
      <style:text-properties fo:font-weight="bold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Quotations" style:family="paragraph" style:parent-style-name="Standard" style:class="html">
      <style:paragraph-properties fo:margin-left="2.54cm" fo:margin-right="2.54cm" fo:margin-top="0.212cm" fo:margin-bottom="0.212cm" fo:text-indent="0cm" style:auto-text-indent="false"/>
    </style:style>
    <style:style style:name="Шапка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style:font-name="Arial" style:font-name-complex="Arial"/>
    </style:style>
    <style:style style:name="Электронная_20_подпись" style:display-name="Электронная подпись" style:family="paragraph" style:parent-style-name="Standard"/>
    <style:style style:name="Основной_20_текст_20_2" style:display-name="Основной текст 2" style:family="paragraph" style:parent-style-name="Standard">
      <style:paragraph-properties fo:margin-top="0.212cm" fo:margin-bottom="0.212cm" fo:line-height="200%" fo:text-align="justify" style:justify-single-word="false"/>
      <style:text-properties style:font-name="Verdana" fo:font-size="9pt" style:font-size-asian="9pt" style:font-size-complex="9pt"/>
    </style:style>
    <style:style style:name="Основной_20_шрифт_20_абзаца2" style:display-name="Основной шрифт абзаца2" style:family="paragraph" style:parent-style-name="Standard">
      <style:paragraph-properties fo:margin-top="0.212cm" fo:margin-bottom="0.282cm" fo:line-height="0.423cm"/>
      <style:text-properties style:font-name="Verdana" fo:font-size="10pt" fo:language="en" fo:country="US" style:font-size-asian="10pt" style:font-size-complex="9pt"/>
    </style:style>
    <style:style style:name="Contents_20_4" style:display-name="Contents 4" style:family="paragraph" style:parent-style-name="Standard" style:next-style-name="Standard" style:class="index">
      <style:paragraph-properties fo:margin-left="2.219cm" fo:margin-right="0.501cm" fo:margin-top="0.071cm" fo:margin-bottom="0cm" fo:orphans="0" fo:widows="0" fo:text-indent="-1.469cm" style:auto-text-indent="false">
        <style:tab-stops>
          <style:tab-stop style:position="2.251cm"/>
          <style:tab-stop style:position="17.463cm" style:type="right" style:leader-style="dotted" style:leader-text="."/>
        </style:tab-stops>
      </style:paragraph-properties>
      <style:text-properties fo:font-size="11pt" fo:language="none" fo:country="none" style:font-size-asian="11pt" style:language-asian="none" style:country-asian="none" style:font-size-complex="8pt"/>
    </style:style>
    <style:style style:name="Формула_20_описание_20_Total" style:display-name="Формула описание Total" style:family="paragraph" style:parent-style-name="Standard">
      <style:paragraph-properties fo:margin-left="2cm" fo:margin-right="0cm" fo:margin-top="0cm" fo:margin-bottom="0cm" fo:keep-together="always" fo:text-indent="-1cm" style:auto-text-indent="false">
        <style:tab-stops>
          <style:tab-stop style:position="1cm"/>
        </style:tab-stops>
      </style:paragraph-properties>
      <style:text-properties fo:font-size="11pt" fo:language="en" fo:country="US" fo:font-style="italic" style:font-size-asian="11pt" style:font-style-asian="italic" style:font-name-complex="Tahoma" style:font-size-complex="8pt"/>
    </style:style>
    <style:style style:name="Формула_20_Total" style:display-name="Формула Total" style:family="paragraph" style:parent-style-name="Standard" style:next-style-name="Формула_20_описание_20_Total">
      <style:paragraph-properties fo:margin-left="1cm" fo:margin-right="0cm" fo:margin-top="0.212cm" fo:margin-bottom="0.212cm" fo:text-indent="0cm" style:auto-text-indent="false">
        <style:tab-stops>
          <style:tab-stop style:position="17cm" style:type="right"/>
        </style:tab-stops>
      </style:paragraph-properties>
      <style:text-properties fo:font-size="13pt" fo:font-style="italic" fo:font-weight="bold" style:font-size-asian="13pt" style:font-style-asian="italic" style:font-weight-asian="bold" style:font-size-complex="10pt"/>
    </style:style>
    <style:style style:name="Ист._20_информации_20_Total" style:display-name="Ист. информации Total" style:family="paragraph" style:parent-style-name="Standard" style:list-style-name="WW8Num24">
      <style:paragraph-properties fo:margin-left="0cm" fo:margin-right="0cm" fo:margin-top="0.071cm" fo:margin-bottom="0.106cm" fo:text-align="justify" style:justify-single-word="false" fo:keep-together="always" fo:text-indent="0cm" style:auto-text-indent="false">
        <style:tab-stops>
          <style:tab-stop style:position="0.635cm"/>
        </style:tab-stops>
      </style:paragraph-properties>
      <style:text-properties fo:font-size="10pt" fo:font-style="italic" style:font-size-asian="10pt" style:font-style-asian="italic" style:font-size-complex="7pt"/>
    </style:style>
    <style:style style:name="Название_20_Диаграмма_20_Total" style:display-name="Название Диаграмма Total" style:family="paragraph" style:parent-style-name="Standard" style:next-style-name="Рисунок_20_графика_20_Total" style:list-style-name="WW8Num11">
      <style:paragraph-properties fo:margin-left="0cm" fo:margin-right="1.501cm" fo:margin-top="0.212cm" fo:margin-bottom="0.212cm" fo:text-align="center" style:justify-single-word="false" fo:text-indent="0cm" style:auto-text-indent="false"/>
      <style:text-properties fo:color="#cc0000" fo:font-size="11pt" fo:font-style="italic" style:font-size-asian="11pt" style:font-style-asian="italic" style:font-size-complex="11pt"/>
    </style:style>
    <style:style style:name="Название_20_Рисунок_20_Total" style:display-name="Название Рисунок Total" style:family="paragraph" style:parent-style-name="Standard" style:next-style-name="Текст_20_основной_20_Total" style:list-style-name="WW8Num22">
      <style:paragraph-properties fo:margin-left="0cm" fo:margin-right="1.501cm" fo:margin-top="0.212cm" fo:margin-bottom="0.212cm" fo:text-align="center" style:justify-single-word="false" fo:keep-together="always" fo:text-indent="0cm" style:auto-text-indent="false" fo:keep-with-next="always"/>
      <style:text-properties fo:color="#cc0000" fo:font-size="11pt" fo:font-style="italic" style:font-size-asian="11pt" style:font-style-asian="italic" style:font-size-complex="11pt"/>
    </style:style>
    <style:style style:name="Текст_20_в_20_таблице_20_Total" style:display-name="Текст в таблице Total" style:family="paragraph" style:parent-style-name="Standard">
      <style:paragraph-properties fo:margin-left="-0.101cm" fo:margin-right="-0.101cm" fo:margin-top="0.071cm" fo:margin-bottom="0.071cm" fo:text-align="center" style:justify-single-word="false" fo:text-indent="0cm" style:auto-text-indent="false"/>
      <style:text-properties fo:font-size="10pt" style:font-size-asian="10pt" style:font-size-complex="10pt"/>
    </style:style>
    <style:style style:name="Текст_20_нумерованный_20_Total" style:display-name="Текст нумерованный Total" style:family="paragraph" style:parent-style-name="Standard" style:list-style-name="WW8Num17">
      <style:paragraph-properties fo:margin-top="0.106cm" fo:margin-bottom="0cm"/>
    </style:style>
    <style:style style:name="Титульный_20_скр._20_Total" style:display-name="Титульный скр. Total" style:family="paragraph" style:parent-style-name="Standard">
      <style:paragraph-properties fo:margin-top="0cm" fo:margin-bottom="0cm"/>
      <style:text-properties fo:color="#cc0000" style:font-name="Bookman Old Style" fo:font-size="14pt" fo:font-weight="bold" style:font-size-asian="14pt" style:font-weight-asian="bold" style:font-size-complex="14pt"/>
    </style:style>
    <style:style style:name="Выводы_20_Total" style:display-name="Выводы Total" style:family="paragraph" style:parent-style-name="Текст_20_основной_20_Total">
      <style:paragraph-properties fo:margin-left="0.199cm" fo:margin-right="0.199cm" fo:text-indent="0cm" style:auto-text-indent="false" fo:background-color="#dbdddf" style:border-line-width-left="0.002cm 0.035cm 0.002cm" style:border-line-width-right="0.002cm 0.035cm 0.002cm" fo:padding-left="0.141cm" fo:padding-right="0.141cm" fo:padding-top="0cm" fo:padding-bottom="0cm" fo:border-left="0.039cm double #ff0000" fo:border-right="0.039cm double #ff0000" fo:border-top="none" fo:border-bottom="none">
        <style:background-image/>
      </style:paragraph-properties>
    </style:style>
    <style:style style:name="Обычный_20__28_Web_29_3" style:display-name="Обычный (Web)3" style:family="paragraph" style:parent-style-name="Standard">
      <style:paragraph-properties fo:margin-top="0cm" fo:margin-bottom="0.494cm"/>
      <style:text-properties style:font-name="Tahoma" fo:font-size="8pt" style:font-size-asian="8pt" style:font-name-complex="Tahoma" style:font-size-complex="8pt"/>
    </style:style>
    <style:style style:name="Основной_20_текст_20_21" style:display-name="Основной текст 21" style:family="paragraph" style:parent-style-name="Standard">
      <style:paragraph-properties fo:margin-top="0cm" fo:margin-bottom="0cm" fo:text-align="justify" style:justify-single-word="false" fo:orphans="0" fo:widows="0"/>
      <style:text-properties fo:font-style="italic" fo:font-weight="bold" style:font-style-asian="italic" style:font-weight-asian="bold" style:font-size-complex="10pt"/>
    </style:style>
    <style:style style:name="Таб.Рис._20_РР_20_название" style:display-name="Таб.Рис. РР название" style:family="paragraph" style:parent-style-name="Standard">
      <style:paragraph-properties fo:margin-left="2.221cm" fo:margin-right="0cm" fo:margin-top="0.212cm" fo:margin-bottom="0.212cm" fo:text-indent="-2.221cm" style:auto-text-indent="false" fo:keep-with-next="always">
        <style:tab-stops>
          <style:tab-stop style:position="2.223cm"/>
          <style:tab-stop style:position="2.519cm"/>
          <style:tab-stop style:position="2.858cm"/>
        </style:tab-stops>
      </style:paragraph-properties>
      <style:text-properties fo:color="#000080" style:font-name="Verdana" fo:font-size="8pt" fo:font-style="italic" style:font-size-asian="8pt" style:font-style-asian="italic" style:font-size-complex="9pt"/>
    </style:style>
    <style:style style:name="Основной_20_жирный_20_по_20_центру" style:display-name="Основной жирный по центру" style:family="paragraph" style:parent-style-name="Standard">
      <style:paragraph-properties fo:margin-top="0cm" fo:margin-bottom="0.212cm" fo:line-height="150%" fo:text-align="center" style:justify-single-word="false"/>
      <style:text-properties fo:font-weight="bold" style:font-weight-asian="bold" style:font-size-complex="10pt"/>
    </style:style>
    <style:style style:name="Основной_20_текст_20_Рf1_20_Іeтступом_20_2" style:display-name="Основной текст Рf1 Іeтступом 2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251cm" style:auto-text-indent="false"/>
      <style:text-properties style:font-size-complex="10pt"/>
    </style:style>
    <style:style style:name="ТабНазвание" style:family="paragraph" style:parent-style-name="Standard">
      <style:paragraph-properties fo:margin-left="2.223cm" fo:margin-right="0cm" fo:margin-top="0.176cm" fo:margin-bottom="0.176cm" fo:text-align="justify" style:justify-single-word="false" fo:text-indent="-2.223cm" style:auto-text-indent="false" fo:keep-with-next="always">
        <style:tab-stops>
          <style:tab-stop style:position="2.2cm"/>
        </style:tab-stops>
      </style:paragraph-properties>
      <style:text-properties fo:font-size="11pt" fo:font-style="italic" style:font-size-asian="11pt" style:font-style-asian="italic" style:font-size-complex="10pt"/>
    </style:style>
    <style:style style:name="РисНазвание" style:family="paragraph" style:parent-style-name="Standard">
      <style:paragraph-properties fo:margin-left="1.9cm" fo:margin-right="0cm" fo:margin-top="0.176cm" fo:margin-bottom="0.176cm" fo:text-align="center" style:justify-single-word="false" fo:text-indent="-1.9cm" style:auto-text-indent="false">
        <style:tab-stops>
          <style:tab-stop style:position="1.9cm"/>
        </style:tab-stops>
      </style:paragraph-properties>
      <style:text-properties fo:font-size="11pt" fo:font-style="italic" style:font-size-asian="11pt" style:font-style-asian="italic"/>
    </style:style>
    <style:style style:name="ОбычныйПодзаголовок" style:family="paragraph" style:parent-style-name="Standard">
      <style:paragraph-properties fo:margin-left="0cm" fo:margin-right="0cm" fo:text-align="justify" style:justify-single-word="false" fo:text-indent="0.75cm" style:auto-text-indent="false" fo:keep-with-next="always">
        <style:tab-stops>
          <style:tab-stop style:position="0.953cm"/>
          <style:tab-stop style:position="16.002cm" style:type="right"/>
        </style:tab-stops>
      </style:paragraph-properties>
      <style:text-properties fo:font-weight="bold" style:font-weight-asian="bold"/>
    </style:style>
    <style:style style:name="Название_20_таблицы" style:display-name="Название таблицы" style:family="paragraph" style:parent-style-name="Standard">
      <style:paragraph-properties fo:margin-top="0.212cm" fo:margin-bottom="0.212cm" fo:line-height="0.494cm" fo:text-align="center" style:justify-single-word="false" fo:orphans="0" fo:widows="0"/>
      <style:text-properties fo:text-transform="uppercase" fo:color="#000080" style:font-name="Verdana" fo:font-size="9pt" fo:font-weight="bold" style:font-size-asian="9pt" style:font-weight-asian="bold" style:font-size-complex="9pt"/>
    </style:style>
    <style:style style:name="Table" style:family="paragraph" style:parent-style-name="Название_20_таблицы" style:class="extra">
      <style:paragraph-properties fo:margin-top="0.212cm" fo:margin-bottom="0cm" fo:text-align="end" style:justify-single-word="false"/>
      <style:text-properties fo:font-style="italic" style:font-style-asian="italic"/>
    </style:style>
    <style:style style:name="Стиль1" style:family="paragraph" style:parent-style-name="Heading_20_5">
      <style:paragraph-properties fo:margin-top="0cm" fo:margin-bottom="0cm" fo:text-align="center" style:justify-single-word="false"/>
      <style:text-properties fo:color="#000000" style:font-name="Verdana" fo:font-size="9pt" fo:font-weight="normal" style:font-size-asian="9pt" style:font-weight-asian="normal" style:font-size-complex="10pt"/>
    </style:style>
    <style:style style:name="маркированный" style:family="paragraph" style:parent-style-name="Text_20_body">
      <style:paragraph-properties fo:margin-left="1.27cm" fo:margin-right="0cm" fo:margin-top="0.035cm" fo:margin-bottom="0cm" fo:line-height="120%" fo:text-align="justify" style:justify-single-word="false" fo:text-indent="-0.64cm" style:auto-text-indent="false"/>
      <style:text-properties style:font-name="Verdana" fo:font-size="9pt" fo:language="none" fo:country="none" style:font-size-asian="9pt" style:language-asian="none" style:country-asian="none" style:font-size-complex="9pt"/>
    </style:style>
    <style:style style:name="_20_Знак1" style:display-name=" Знак1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size-complex="10pt"/>
    </style:style>
    <style:style style:name="Основной_20_РосРазвитие_20_Знак_20_Знак_20_Знак" style:display-name="Основной РосРазвитие Знак Знак Знак" style:family="paragraph" style:parent-style-name="Standard">
      <style:paragraph-properties fo:margin-left="0cm" fo:margin-right="0cm" fo:margin-top="0cm" fo:margin-bottom="0.141cm" fo:text-align="justify" style:justify-single-word="false" fo:text-indent="0.75cm" style:auto-text-indent="false"/>
      <style:text-properties style:font-size-complex="10pt"/>
    </style:style>
    <style:style style:name="Основной_20_РосРазвитие_20_Знак_20_Знак" style:display-name="Основной РосРазвитие Знак Знак" style:family="paragraph" style:parent-style-name="Standard">
      <style:paragraph-properties fo:margin-left="0cm" fo:margin-right="0cm" fo:margin-top="0cm" fo:margin-bottom="0.141cm" fo:text-align="justify" style:justify-single-word="false" fo:text-indent="0.75cm" style:auto-text-indent="false"/>
      <style:text-properties style:font-size-complex="10pt"/>
    </style:style>
    <style:style style:name="Основной_20_РосРазвитие" style:display-name="Основной РосРазвитие" style:family="paragraph" style:parent-style-name="Standard">
      <style:paragraph-properties fo:line-height="110%" fo:text-align="justify" style:justify-single-word="false"/>
      <style:text-properties style:font-name="Verdana" fo:font-size="9pt" style:font-size-asian="9pt" style:font-name-complex="Arial" style:font-size-complex="10pt"/>
    </style:style>
    <style:style style:name="Название_20_табл._20_рис." style:display-name="Название табл. рис." style:family="paragraph" style:parent-style-name="Standard">
      <style:paragraph-properties fo:margin-top="0cm" fo:margin-bottom="0cm" fo:text-align="center" style:justify-single-word="false" fo:keep-with-next="always"/>
      <style:text-properties fo:color="#1f2d59" style:font-name="Verdana" fo:font-size="10pt" fo:font-weight="bold" style:font-size-asian="10pt" style:font-weight-asian="bold" style:font-size-complex="10pt"/>
    </style:style>
    <style:style style:name="Normal" style:family="paragraph">
      <style:paragraph-properties fo:orphans="2" fo:widows="2"/>
      <style:text-properties style:use-window-font-color="true" style:font-name="Times New Roman" fo:font-size="14pt" fo:language="ru" fo:country="RU" style:font-name-asian="Arial" style:font-size-asian="14pt" style:font-name-complex="Times New Roman" style:font-size-complex="10pt" style:language-complex="ar" style:country-complex="SA"/>
    </style:style>
    <style:style style:name="Фото" style:family="paragraph" style:parent-style-name="Рисунок_20_сам_20_по_20_себе" style:list-style-name="WW8Num13">
      <style:paragraph-properties fo:margin-top="0.212cm" fo:margin-bottom="0.212cm"/>
      <style:text-properties fo:color="#000080" style:font-name="Verdana" fo:font-size="9pt" fo:font-style="italic" style:font-size-asian="9pt" style:font-style-asian="italic" style:font-size-complex="9pt"/>
    </style:style>
    <style:style style:name="Стиль2" style:family="paragraph" style:parent-style-name="Standard">
      <style:paragraph-properties fo:margin-top="0cm" fo:margin-bottom="0.106cm" fo:text-align="justify" style:justify-single-word="false" fo:orphans="0" fo:widows="0">
        <style:tab-stops>
          <style:tab-stop style:position="14.651cm" style:type="right"/>
        </style:tab-stops>
      </style:paragraph-properties>
      <style:text-properties fo:color="#ff0000" fo:font-size="8pt" fo:font-weight="bold" style:font-size-asian="8pt" style:font-weight-asian="bold" style:font-size-complex="8pt"/>
    </style:style>
    <style:style style:name="основной_20_ЦНИИ" style:display-name="основной ЦНИИ" style:family="paragraph" style:parent-style-name="Standard">
      <style:paragraph-properties fo:margin-top="0cm" fo:margin-bottom="0cm" fo:text-align="justify" style:justify-single-word="false"/>
    </style:style>
    <style:style style:name="Стиль3" style:family="paragraph" style:parent-style-name="Standard">
      <style:paragraph-properties fo:margin-left="0.019cm" fo:margin-right="0cm" fo:margin-top="0cm" fo:margin-bottom="0.212cm" fo:text-align="center" style:justify-single-word="false" fo:orphans="0" fo:widows="0" fo:text-indent="1.27cm" style:auto-text-indent="false" fo:background-color="#ffffff">
        <style:background-image/>
      </style:paragraph-properties>
      <style:text-properties style:font-size-complex="10pt"/>
    </style:style>
    <style:style style:name="Стиль4" style:family="paragraph" style:parent-style-name="Standard">
      <style:paragraph-properties fo:margin-top="0.212cm" fo:margin-bottom="0.212cm" fo:text-align="end" style:justify-single-word="false"/>
      <style:text-properties fo:color="#000080" style:font-size-complex="10pt" style:font-weight-complex="bold"/>
    </style:style>
    <style:style style:name="Стиль8" style:family="paragraph" style:parent-style-name="Standard">
      <style:paragraph-properties fo:margin-left="0cm" fo:margin-right="0cm" fo:margin-top="0cm" fo:margin-bottom="0.141cm" fo:text-align="end" style:justify-single-word="false" fo:text-indent="0.75cm" style:auto-text-indent="false"/>
      <style:text-properties style:font-size-complex="10pt"/>
    </style:style>
    <style:style style:name="Стиль9" style:family="paragraph" style:parent-style-name="Standard">
      <style:paragraph-properties fo:margin-left="0cm" fo:margin-right="0.249cm" fo:margin-top="0cm" fo:margin-bottom="0cm" fo:text-align="center" style:justify-single-word="false" fo:text-indent="1.251cm" style:auto-text-indent="false" fo:background-color="#ffffff">
        <style:background-image/>
      </style:paragraph-properties>
      <style:text-properties fo:font-weight="bold" style:font-weight-asian="bold" style:font-size-complex="14pt"/>
    </style:style>
    <style:style style:name="рисунок_20_сам_20_по_20_себе" style:display-name="рисунок сам по себе" style:family="paragraph" style:parent-style-name="Standard" style:next-style-name="Рисунок_20_сам_20_по_20_себе">
      <style:paragraph-properties fo:margin-top="0cm" fo:margin-bottom="0cm" fo:text-align="center" style:justify-single-word="false" fo:orphans="0" fo:widows="0"/>
      <style:text-properties style:font-name="Verdana" fo:font-size="9pt" style:font-size-asian="9pt" style:font-size-complex="10pt"/>
    </style:style>
    <style:style style:name="Стиль10" style:family="paragraph" style:parent-style-name="Standard">
      <style:paragraph-properties fo:margin-left="0cm" fo:margin-right="0cm" fo:margin-top="0cm" fo:margin-bottom="0cm" fo:text-indent="1.251cm" style:auto-text-indent="false" fo:background-color="#ffffff">
        <style:background-image/>
      </style:paragraph-properties>
      <style:text-properties fo:font-weight="bold" style:font-weight-asian="bold"/>
    </style:style>
    <style:style style:name="Отчет_5f_А" style:display-name="Отчет_А" style:family="paragraph" style:parent-style-name="Standard">
      <style:paragraph-properties fo:margin-left="0cm" fo:margin-right="0cm" fo:margin-top="0.106cm" fo:margin-bottom="0.106cm" fo:text-align="justify" style:justify-single-word="false" fo:text-indent="1cm" style:auto-text-indent="false" style:text-autospace="none" style:punctuation-wrap="simple"/>
      <style:text-properties style:font-name="Peterburg" style:font-size-complex="10pt"/>
    </style:style>
    <style:style style:name="Стиль_20_12_20_пт_20_По_20_ширине_20_Первая_20_строка_3a__20__20_127_20_см_20_Междустр.интервал_3a_..." style:display-name="Стиль 12 пт По ширине Первая строка:  127 см Междустр.интервал:..." style:family="paragraph" style:parent-style-name="Standard">
      <style:paragraph-properties fo:margin-left="0cm" fo:margin-right="0cm" fo:margin-top="0cm" fo:margin-bottom="0cm" fo:text-align="center" style:justify-single-word="false" fo:text-indent="1.27cm" style:auto-text-indent="false">
        <style:tab-stops>
          <style:tab-stop style:position="1.501cm"/>
        </style:tab-stops>
      </style:paragraph-properties>
      <style:text-properties style:font-size-complex="10pt"/>
    </style:style>
    <style:style style:name="Стиль_20_text_20__2b__20_12_20_пт_20_По_20_ширине_20_Первая_20_строка_3a__20__20_125_20_см" style:display-name="Стиль text + 12 пт По ширине Первая строка:  125 см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line-height="115%" fo:text-align="justify" style:justify-single-word="false" fo:text-indent="0.85cm" style:auto-text-indent="false"/>
      <style:text-properties fo:font-size="11pt" style:font-name-asian="Calibri" style:font-size-asian="11pt" style:font-size-complex="11pt"/>
    </style:style>
    <style:style style:name="Текст_20_отчета_20_основной" style:display-name="Текст отчета основной" style:family="paragraph" style:parent-style-name="Standard">
      <style:paragraph-properties fo:margin-left="0cm" fo:margin-right="0cm" fo:margin-top="0.212cm" fo:margin-bottom="0.212cm" fo:text-align="justify" style:justify-single-word="false" fo:text-indent="1.251cm" style:auto-text-indent="false">
        <style:tab-stops>
          <style:tab-stop style:position="8.673cm"/>
        </style:tab-stops>
      </style:paragraph-properties>
      <style:text-properties style:font-name-complex="Arial"/>
    </style:style>
    <style:style style:name="Подпись_20_таблицы" style:display-name="Подпись таблицы" style:family="paragraph" style:parent-style-name="Standard">
      <style:paragraph-properties fo:margin-top="0.423cm" fo:margin-bottom="0cm" fo:text-align="end" style:justify-single-word="false">
        <style:tab-stops>
          <style:tab-stop style:position="0cm"/>
        </style:tab-stops>
      </style:paragraph-properties>
      <style:text-properties fo:color="#000080" style:font-name="Verdana" fo:font-size="9pt" fo:font-style="italic" fo:font-weight="bold" style:font-size-asian="9pt" style:font-style-asian="italic" style:font-weight-asian="bold" style:font-size-complex="9pt"/>
    </style:style>
    <style:style style:name="Формула_20_описание" style:display-name="Формула описание" style:family="paragraph" style:parent-style-name="Standard">
      <style:paragraph-properties fo:margin-left="1.905cm" fo:margin-right="0cm" fo:margin-top="0cm" fo:margin-bottom="0cm" fo:orphans="0" fo:widows="0" fo:text-indent="-0.953cm" style:auto-text-indent="false">
        <style:tab-stops>
          <style:tab-stop style:position="0.953cm"/>
        </style:tab-stops>
      </style:paragraph-properties>
      <style:text-properties style:font-name="Tahoma" fo:font-size="8pt" fo:font-style="italic" style:font-size-asian="8pt" style:font-style-asian="italic" style:font-name-complex="Tahoma" style:font-size-complex="10pt"/>
    </style:style>
    <style:style style:name="Формула" style:family="paragraph" style:parent-style-name="Таб.Рис._20_РР_20_название">
      <style:paragraph-properties fo:margin-left="0cm" fo:margin-right="0cm" fo:margin-top="0.423cm" fo:margin-bottom="0.423cm" fo:text-align="center" style:justify-single-word="false" fo:text-indent="0cm" style:auto-text-indent="false">
        <style:tab-stops>
          <style:tab-stop style:position="3.81cm"/>
          <style:tab-stop style:position="17cm" style:type="right"/>
        </style:tab-stops>
      </style:paragraph-properties>
      <style:text-properties fo:color="#000000" fo:font-size="10pt" fo:font-weight="bold" style:font-size-asian="10pt" style:font-weight-asian="bold" style:font-size-complex="10pt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fo:color="#cc0000" style:font-name="Times New Roman" fo:font-size="11pt" fo:font-style="italic" fo:font-weight="bold" style:font-size-asian="11pt" style:font-style-asian="italic" style:font-weight-asian="bold" style:font-size-complex="11pt"/>
    </style:style>
    <style:style style:name="WW8Num12z0" style:family="text">
      <style:text-properties fo:color="#cc0000" style:font-name="Times New Roman" fo:font-size="11pt" fo:font-style="italic" fo:font-weight="bold" style:font-size-asian="11pt" style:font-style-asian="italic" style:font-weight-asian="bold" style:font-size-complex="11pt"/>
    </style:style>
    <style:style style:name="WW8Num13z0" style:family="text">
      <style:text-properties fo:color="#003366" style:font-name="Verdana" fo:font-size="9pt" fo:font-style="italic" fo:font-weight="bold" style:font-size-asian="9pt" style:font-style-asian="italic" style:font-weight-asian="bold" style:font-size-complex="9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7z0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WW8Num20z0" style:family="text">
      <style:text-properties style:font-name="Times New Roman" fo:font-size="11pt" fo:font-style="normal" fo:font-weight="normal" style:font-size-asian="11pt" style:font-style-asian="normal" style:font-weight-asian="normal" style:font-name-complex="Times New Roman" style:font-size-complex="11pt"/>
    </style:style>
    <style:style style:name="WW8Num21z0" style:family="text">
      <style:text-properties fo:color="#cc0000" style:font-name="Bookman Old Style" fo:font-size="13pt" fo:font-style="normal" fo:font-weight="bold" style:font-size-asian="13pt" style:font-style-asian="normal" style:font-weight-asian="bold" style:font-name-complex="Times New Roman" style:font-size-complex="13pt"/>
    </style:style>
    <style:style style:name="WW8Num21z3" style:family="text">
      <style:text-properties fo:color="#cc0000" style:font-name="Bookman Old Style" fo:font-size="12pt" fo:font-style="normal" fo:font-weight="bold" style:font-size-asian="12pt" style:font-style-asian="normal" style:font-weight-asian="bold" style:font-name-complex="Times New Roman" style:font-size-complex="12pt"/>
    </style:style>
    <style:style style:name="WW8Num22z0" style:family="text">
      <style:text-properties fo:color="#cc0000" style:font-name="Times New Roman" fo:font-size="11pt" fo:font-style="italic" fo:font-weight="bold" style:font-size-asian="11pt" style:font-style-asian="italic" style:font-weight-asian="bold" style:font-size-complex="11pt"/>
    </style:style>
    <style:style style:name="WW8Num24z0" style:family="text">
      <style:text-properties fo:color="#000000" fo:font-size="10pt" fo:font-style="italic" fo:font-weight="bold" style:font-size-asian="10pt" style:font-style-asian="italic" style:font-weight-asian="bold" style:font-size-complex="10pt"/>
    </style:style>
    <style:style style:name="WW8Num25z0" style:family="text">
      <style:text-properties fo:color="#cc0000" style:font-name="Times New Roman" fo:font-size="11pt" fo:font-style="italic" fo:font-weight="bold" style:font-size-asian="11pt" style:font-style-asian="italic" style:font-weight-asian="bold" style:font-size-complex="11pt"/>
    </style:style>
    <style:style style:name="Основной_20_шрифт_20_абзаца" style:display-name="Основной шрифт абзаца" style:family="text"/>
    <style:style style:name="Акроним_20_HTML" style:display-name="Акроним HTML" style:family="text" style:parent-style-name="Основной_20_шрифт_20_абзаца"/>
    <style:style style:name="Основной_20_текст_20_с_20_отступом1_20_Знак" style:display-name="Основной текст с отступом1 Знак" style:family="text" style:parent-style-name="Основной_20_шрифт_20_абзаца">
      <style:text-properties style:font-name="Verdana" fo:font-size="12pt" fo:language="ru" fo:country="RU" style:font-size-asian="12pt" style:font-size-complex="9pt" style:language-complex="ar" style:country-complex="SA"/>
    </style:style>
    <style:style style:name="Page_20_Number" style:display-name="Page Number" style:family="text" style:parent-style-name="Основной_20_шрифт_20_абзаца">
      <style:text-properties fo:color="#000000" style:font-name="Times New Roman" fo:font-size="12pt" style:font-size-asian="12pt" style:font-size-complex="12pt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 style:parent-style-name="Основной_20_шрифт_20_абзаца">
      <style:text-properties style:text-position="super 58%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Клавиатура_20_HTML" style:display-name="Клавиатура HTML" style:family="text" style:parent-style-name="Основной_20_шрифт_20_абзаца">
      <style:text-properties style:font-name="Courier New" fo:font-size="10pt" style:font-size-asian="10pt" style:font-name-complex="Courier New" style:font-size-complex="10pt"/>
    </style:style>
    <style:style style:name="Код_20_HTML" style:display-name="Код HTML" style:family="text" style:parent-style-name="Основной_20_шрифт_20_абзаца">
      <style:text-properties style:font-name="Courier New" fo:font-size="10pt" style:font-size-asian="10pt" style:font-name-complex="Courier New" style:font-size-complex="10pt"/>
    </style:style>
    <style:style style:name="Текст_20_основной_20_Total_20_Знак_20_Знак" style:display-name="Текст основной Total Знак Знак" style:family="text" style:parent-style-name="Основной_20_шрифт_20_абзаца">
      <style:text-properties fo:font-size="12pt" fo:language="ru" fo:country="RU" style:font-size-asian="12pt" style:font-name-complex="Arial" style:font-size-complex="9pt" style:language-complex="ar" style:country-complex="SA"/>
    </style:style>
    <style:style style:name="Название_20_Таблица_20_Total_20_Знак_20_Знак" style:display-name="Название Таблица Total Знак Знак" style:family="text" style:parent-style-name="Основной_20_шрифт_20_абзаца">
      <style:text-properties fo:color="#cc0000" fo:font-size="11pt" fo:language="ru" fo:country="RU" fo:font-style="italic" style:font-size-asian="11pt" style:font-style-asian="italic" style:font-size-complex="11pt" style:language-complex="ar" style:country-complex="SA"/>
    </style:style>
    <style:style style:name="Заголовок_20_1_20_Знак" style:display-name="Заголовок 1 Знак" style:family="text" style:parent-style-name="Основной_20_шрифт_20_абзаца">
      <style:text-properties fo:text-transform="uppercase" fo:color="#cc0000" style:font-name="Bookman Old Style" fo:font-size="13pt" fo:language="ru" fo:country="RU" fo:font-weight="bold" style:letter-kerning="true" style:font-size-asian="13pt" style:font-weight-asian="bold" style:font-name-complex="Arial" style:font-size-complex="13pt" style:language-complex="ar" style:country-complex="SA"/>
    </style:style>
    <style:style style:name="Line_20_numbering" style:display-name="Line numbering" style:family="text" style:parent-style-name="Основной_20_шрифт_20_абзаца"/>
    <style:style style:name="Образец_20_HTML" style:display-name="Образец HTML" style:family="text" style:parent-style-name="Основной_20_шрифт_20_абзаца">
      <style:text-properties style:font-name="Courier New" style:font-name-complex="Courier New"/>
    </style:style>
    <style:style style:name="Определение_20_HTML" style:display-name="Определение HTML" style:family="text" style:parent-style-name="Основной_20_шрифт_20_абзаца">
      <style:text-properties fo:font-style="italic" style:font-style-asian="italic" style:font-style-complex="italic"/>
    </style:style>
    <style:style style:name="Переменный_20_HTML" style:display-name="Переменный HTML" style:family="text" style:parent-style-name="Основной_20_шрифт_20_абзаца">
      <style:text-properties fo:font-style="italic" style:font-style-asian="italic" style:font-style-complex="italic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size="10pt" style:font-size-asian="10pt" style:font-name-complex="Courier New" style:font-size-complex="10pt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_20_Знак_20_Знак" style:display-name=" Знак Знак" style:family="text" style:parent-style-name="Основной_20_шрифт_20_абзаца">
      <style:text-properties style:font-name="Verdana" fo:font-size="9pt" fo:language="ru" fo:country="RU" style:font-size-asian="9pt" style:font-size-complex="9pt" style:language-complex="ar" style:country-complex="SA"/>
    </style:style>
    <style:style style:name="_20_Знак2_20_Знак" style:display-name=" Знак2 Знак" style:family="text" style:parent-style-name="Основной_20_шрифт_20_абзаца">
      <style:text-properties fo:language="ru" fo:country="RU" style:language-complex="ar" style:country-complex="SA"/>
    </style:style>
    <style:style style:name="Рисунок_20_графика_20_Total_20_Знак_20_Знак" style:display-name="Рисунок графика Total Знак Знак" style:family="text" style:parent-style-name="Основной_20_шрифт_20_абзаца">
      <style:text-properties fo:color="#000000" fo:font-size="11pt" fo:language="ru" fo:country="RU" style:font-size-asian="11pt" style:font-size-complex="8pt" style:language-complex="ar" style:country-complex="SA"/>
    </style:style>
    <style:style style:name="Формула_20_Total_20_Знак_20_Знак" style:display-name="Формула Total Знак Знак" style:family="text" style:parent-style-name="Основной_20_шрифт_20_абзаца">
      <style:text-properties fo:font-size="13pt" fo:language="ru" fo:country="RU" fo:font-style="italic" fo:font-weight="bold" style:font-size-asian="13pt" style:font-style-asian="italic" style:font-weight-asian="bold" style:language-complex="ar" style:country-complex="SA"/>
    </style:style>
    <style:style style:name="Заголовок_20_2_3b_2_20_Total_20_Знак_20_Знак" style:display-name="Заголовок 2;2 Total Знак Знак" style:family="text" style:parent-style-name="Основной_20_шрифт_20_абзаца">
      <style:text-properties fo:font-variant="small-caps" fo:color="#cc0000" style:font-name="Bookman Old Style" fo:font-size="13pt" fo:language="ru" fo:country="RU" fo:font-weight="bold" style:letter-kerning="true" style:font-size-asian="13pt" style:font-weight-asian="bold" style:font-size-complex="13pt" style:language-complex="ar" style:country-complex="SA" style:font-style-complex="italic" style:font-weight-complex="bold"/>
    </style:style>
    <style:style style:name="Текст_20_маркированный_20_Total_20_Знак_20_Знак" style:display-name="Текст маркированный Total Знак Знак" style:family="text" style:parent-style-name="Основной_20_шрифт_20_абзаца">
      <style:text-properties fo:font-size="12pt" fo:language="ru" fo:country="RU" style:font-size-asian="12pt" style:font-name-complex="Arial" style:font-size-complex="9pt" style:language-complex="ar" style:country-complex="SA"/>
    </style:style>
    <style:style style:name="Название_20_Рисунок_20_Total_20_Знак" style:display-name="Название Рисунок Total Знак" style:family="text" style:parent-style-name="Основной_20_шрифт_20_абзаца">
      <style:text-properties fo:color="#cc0000" fo:font-size="11pt" fo:language="ru" fo:country="RU" fo:font-style="italic" style:font-size-asian="11pt" style:font-style-asian="italic" style:font-size-complex="11pt" style:language-complex="ar" style:country-complex="SA"/>
    </style:style>
    <style:style style:name="Обычный_20__28_Web_29__20_Знак1" style:display-name="Обычный (Web) Знак1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Таб.Рис._20_РР_20_название_20_Знак_20_Знак" style:display-name="Таб.Рис. РР название Знак Знак" style:family="text" style:parent-style-name="Основной_20_шрифт_20_абзаца">
      <style:text-properties fo:color="#000080" style:font-name="Verdana" fo:font-size="8pt" fo:language="ru" fo:country="RU" fo:font-style="italic" style:font-size-asian="8pt" style:font-style-asian="italic" style:font-size-complex="9pt" style:language-complex="ar" style:country-complex="SA"/>
    </style:style>
    <style:style style:name="Рисунок_20_сам_20_по_20_себе_20_Знак" style:display-name="Рисунок сам по себе Знак" style:family="text" style:parent-style-name="Основной_20_шрифт_20_абзаца">
      <style:text-properties fo:color="#000000" fo:font-size="12pt" fo:language="ru" fo:country="RU" style:font-size-asian="12pt" style:font-size-complex="12pt" style:language-complex="ar" style:country-complex="SA"/>
    </style:style>
    <style:style style:name="Название_20_таблицы_20_Знак" style:display-name="Название таблицы Знак" style:family="text" style:parent-style-name="Основной_20_шрифт_20_абзаца">
      <style:text-properties fo:text-transform="uppercase" fo:color="#000080" style:font-name="Verdana" fo:font-size="9pt" fo:language="ru" fo:country="RU" fo:font-weight="bold" style:font-size-asian="9pt" style:font-weight-asian="bold" style:font-size-complex="9pt" style:language-complex="ar" style:country-complex="SA"/>
    </style:style>
    <style:style style:name="Основной_20_РосРазвитие_20_Знак_20_Знак_20_Знак_20_Знак" style:display-name="Основной РосРазвитие Знак Знак Знак Знак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Основной_20_РосРазвитие_20_Знак" style:display-name="Основной РосРазвитие Знак" style:family="text" style:parent-style-name="Основной_20_шрифт_20_абзаца">
      <style:text-properties style:font-name="Verdana" fo:font-size="9pt" fo:language="ru" fo:country="RU" style:font-size-asian="9pt" style:font-name-complex="Arial" style:language-complex="ar" style:country-complex="SA"/>
    </style:style>
    <style:style style:name="Название_20_табл._20_рис._20_Знак" style:display-name="Название табл. рис. Знак" style:family="text" style:parent-style-name="Основной_20_шрифт_20_абзаца">
      <style:text-properties fo:color="#1f2d59" style:font-name="Verdana" fo:language="ru" fo:country="RU" fo:font-weight="bold" style:font-weight-asian="bold" style:language-complex="ar" style:country-complex="SA"/>
    </style:style>
    <style:style style:name="Основной_20_РосРазвитие_20_Знак1" style:display-name="Основной РосРазвитие Знак1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Название_20_объекта2" style:display-name="Название объекта2" style:family="text" style:parent-style-name="Основной_20_шрифт_20_абзаца">
      <style:text-properties fo:font-size="12pt" fo:language="ru" fo:country="RU" style:font-size-asian="12pt" style:language-complex="ar" style:country-complex="SA" style:font-weight-complex="bold"/>
    </style:style>
    <style:style style:name="ТабНазвание_20_Знак" style:display-name="ТабНазвание Знак" style:family="text" style:parent-style-name="Основной_20_шрифт_20_абзаца">
      <style:text-properties fo:font-size="11pt" fo:language="ru" fo:country="RU" fo:font-style="italic" style:font-size-asian="11pt" style:font-style-asian="italic" style:language-complex="ar" style:country-complex="SA"/>
    </style:style>
    <style:style style:name="Маркированный_20_список_20_Знак_20_Знак" style:display-name="Маркированный список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Подпись_20_таблицы_20_Знак" style:display-name="Подпись таблицы Знак" style:family="text" style:parent-style-name="Основной_20_шрифт_20_абзаца">
      <style:text-properties fo:color="#000080" style:font-name="Verdana" fo:font-size="9pt" fo:language="ru" fo:country="RU" fo:font-style="italic" fo:font-weight="bold" style:font-size-asian="9pt" style:font-style-asian="italic" style:font-weight-asian="bold" style:font-size-complex="9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text:style-name="WW8Num21z0" style:num-suffix="." style:num-format="1" text:display-levels="2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outline-level-style>
      <text:outline-level-style text:level="3" text:style-name="WW8Num21z0" style:num-suffix=".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4" text:style-name="WW8Num21z3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1.9cm" fo:margin-left="1.9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Диаграмма " style:num-format="">
        <style:list-level-properties text:list-level-position-and-space-mode="label-alignment" fo:text-align="end">
          <style:list-level-label-alignment text:label-followed-by="listtab" text:list-tab-stop-position="2.223cm" fo:text-indent="-0.75cm" fo:margin-left="2.972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Таблица " style:num-format="">
        <style:list-level-properties text:list-level-position-and-space-mode="label-alignment" fo:text-align="end">
          <style:list-level-label-alignment text:label-followed-by="listtab" text:list-tab-stop-position="1.501cm" fo:text-indent="-0.75cm" fo:margin-left="2.251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Фото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359cm" fo:text-indent="-0.635cm" fo:margin-left="10.359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629cm" fo:text-indent="-0.635cm" fo:margin-left="11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prefix="Статья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Раздел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1.217cm" fo:margin-left="1.21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79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21z0" style:num-suffix="." style:num-format="1" text:display-levels="2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3" text:style-name="WW8Num21z0" style:num-suffix=".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4" text:style-name="WW8Num21z3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1.9cm" fo:margin-left="1.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prefix="Рисунок " style:num-format="">
        <style:list-level-properties text:list-level-position-and-space-mode="label-alignment" fo:text-align="end">
          <style:list-level-label-alignment text:label-followed-by="listtab" text:list-tab-stop-position="1.501cm" fo:text-indent="-0.75cm" fo:margin-left="2.251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prefix="Ист. информации: " style:num-format="">
        <style:list-level-properties text:list-level-position-and-space-mode="label-alignment" fo:text-align="end">
          <style:list-level-label-alignment text:label-followed-by="listtab" text:list-tab-stop-position="8.001cm" fo:margin-left="8.001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prefix="Фото " style:num-format="">
        <style:list-level-properties text:list-level-position-and-space-mode="label-alignment" fo:text-align="end">
          <style:list-level-label-alignment text:label-followed-by="listtab" text:list-tab-stop-position="1.501cm" fo:text-indent="-0.75cm" fo:margin-left="2.251cm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1.199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801cm" fo:margin-top="0.7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.002cm" fo:min-width="0cm" draw:z-index="2"><draw:text-box fo:min-height="0.37cm"><text:p text:style-name="Footer"><text:span text:style-name="Page_20_Number"><text:page-number text:select-page="current">3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 </dc:title>
    <meta:initial-creator>Anatoly</meta:initial-creator>
    <meta:creation-date>2010-04-05T15:31:00</meta:creation-date>
    <dc:creator> РМ-2</dc:creator>
    <dc:date>2010-04-05T15:31:00</dc:date>
    <meta:print-date>2009-10-19T20:51:00</meta:print-date>
    <meta:editing-cycles>2</meta:editing-cycles>
    <meta:editing-duration>PT00H08M00S</meta:editing-duration>
    <meta:document-statistic meta:table-count="0" meta:image-count="0" meta:object-count="0" meta:page-count="3" meta:paragraph-count="39" meta:word-count="957" meta:character-count="6865"/>
    <meta:generator>OpenOffice.org/3.2$Linux OpenOffice.org_project/320m19$Build-9505</meta:generator>
    <meta:user-defined meta:name="BmkCurNam">0</meta:user-defined>
    <meta:user-defined meta:name="BmkCurName">0</meta:user-defined>
    <meta:user-defined meta:name="BmkCurNameWd">wd00010000_1</meta:user-defined>
    <meta:user-defined meta:name="BmkLstNam">0</meta:user-defined>
    <meta:user-defined meta:name="NomerSledZakl">7</meta:user-defined>
    <meta:user-defined meta:name="VarColourBond">False</meta:user-defined>
    <meta:user-defined meta:name="VarCurTabl">_0007_0002_0001_0001_0007_0002_</meta:user-defined>
    <meta:user-defined meta:name="bmkCurNamWd">1</meta:user-defined>
    <meta:user-defined meta:name="bmkLstNamWd">1</meta:user-defined>
    <meta:user-defined meta:name="razd">1</meta:user-defined>
    <meta:user-defined meta:name="yyyyy1deng">2</meta:user-defined>
    <meta:user-defined meta:name="yyyyy1nuls">1</meta:user-defined>
    <meta:user-defined meta:name="yyyyy1skob">1</meta:user-defined>
    <meta:user-defined meta:name="yyyyy1yaz">1</meta:user-defined>
    <meta:user-defined meta:name="yyyyy1zapzer">1</meta:user-defined>
    <meta:user-defined meta:name="yyyyy2deng">2</meta:user-defined>
    <meta:user-defined meta:name="yyyyy2nuls">1</meta:user-defined>
    <meta:user-defined meta:name="yyyyy2skob">1</meta:user-defined>
    <meta:user-defined meta:name="yyyyy2yaz">1</meta:user-defined>
    <meta:user-defined meta:name="yyyyy2zapzer">1</meta:user-defined>
    <meta:user-defined meta:name="yyyyy3deng">2</meta:user-defined>
    <meta:user-defined meta:name="yyyyy3nuls">1</meta:user-defined>
    <meta:user-defined meta:name="yyyyy3skob">1</meta:user-defined>
    <meta:user-defined meta:name="yyyyy3yaz">1</meta:user-defined>
    <meta:user-defined meta:name="yyyyy3zapzer">1</meta:user-defined>
    <meta:user-defined meta:name="yyyyy4deng">2</meta:user-defined>
    <meta:user-defined meta:name="yyyyy4nuls">1</meta:user-defined>
    <meta:user-defined meta:name="yyyyy4skob">1</meta:user-defined>
    <meta:user-defined meta:name="yyyyy4yaz">1</meta:user-defined>
    <meta:user-defined meta:name="yyyyy4zapzer">1</meta:user-defined>
    <meta:user-defined meta:name="yyyyy5deng">2</meta:user-defined>
    <meta:user-defined meta:name="yyyyy5nuls">1</meta:user-defined>
    <meta:user-defined meta:name="yyyyy5skob">1</meta:user-defined>
    <meta:user-defined meta:name="yyyyy5yaz">1</meta:user-defined>
    <meta:user-defined meta:name="yyyyy5zapzer">1</meta:user-defined>
    <meta:user-defined meta:name="yyyyy6deng">2</meta:user-defined>
    <meta:user-defined meta:name="yyyyy6nuls">1</meta:user-defined>
    <meta:user-defined meta:name="yyyyy6skob">1</meta:user-defined>
    <meta:user-defined meta:name="yyyyy6yaz">1</meta:user-defined>
    <meta:user-defined meta:name="yyyyy6zapzer">1</meta:user-defined>
  </office:meta>
</office:document-meta>
</file>